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72cm"/>
    </style:style>
    <style:style style:name="Tabela1.B" style:family="table-column">
      <style:table-column-properties style:column-width="2.63cm"/>
    </style:style>
    <style:style style:name="Tabela1.C" style:family="table-column">
      <style:table-column-properties style:column-width="2.783cm"/>
    </style:style>
    <style:style style:name="Tabela1.D" style:family="table-column">
      <style:table-column-properties style:column-width="2.203cm"/>
    </style:style>
    <style:style style:name="Tabela1.E" style:family="table-column">
      <style:table-column-properties style:column-width="6.412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Kompleksowy Raport Techniczny: Office Infiltration - Heavy Arsenal</text:h>
      <text:p text:style-name="P2">Poniższy dokument stanowi całościową analizę architektury, mechaniki oraz matematycznych fundamentów gry. Projekt został zaprojektowany jako hybryda dynamicznej platformówki akcji z systemem „infinite runner”, gdzie progresja gracza jest definiowana przez dystans, zarządzanie ekonomią i strategiczne zakupy w punktach handlowych.</text:p>
      <text:p text:style-name="Horizontal_20_Line"/>
      <text:h text:style-name="P3" text:outline-level="3">1. Wizja Projektu i Pętla Rozgrywki (Gameplay Loop)</text:h>
      <text:p text:style-name="P2">Głównym założeniem <text:span text:style-name="T1">Office Infiltration</text:span> było stworzenie doświadczenia typu „easy to learn, hard to master”. Gra opiera się na ciągłym ruchu w prawą stronę ekranu, wymuszając na graczu balansowanie między agresywną eliminacją wrogów a unikaniem obrażeń.</text:p>
      <text:p text:style-name="P4">Rdzeń rozgrywki (Core Loop):</text:p>
      <text:list text:style-name="L1">
        <text:list-item>
          <text:p text:style-name="P5"><text:span text:style-name="T1">Eksploracja i Walka:</text:span> Pokonywanie kolejnych metrów biurowca, eliminacja patroli i zbieranie wypadających monet.</text:p>
        </text:list-item>
        <text:list-item>
          <text:p text:style-name="P5"><text:span text:style-name="T1">Ekonomia:</text:span> Gromadzenie kapitału z pokonanych wrogów (różne stawki za różne typy jednostek).</text:p>
        </text:list-item>
        <text:list-item>
          <text:p text:style-name="P5"><text:span text:style-name="T1">Progresja w Sklepie:</text:span> Docieranie do terminali „Black Market”, gdzie gracz musi podejmować decyzje: czy zainwestować w natychmiastowe leczenie, czy oszczędzać na potężniejszą broń lub permanentne zwiększenie paska zdrowia.</text:p>
        </text:list-item>
        <text:list-item>
          <text:p text:style-name="P5"><text:span text:style-name="T1">Skalowanie Trudności:</text:span> Wraz ze wzrostem dystansu, gra modyfikuje tablicę prawdopodobieństwa spawnu przeciwników, wprowadzając jednostki opancerzone.</text:p>
        </text:list-item>
      </text:list>
      <text:p text:style-name="Horizontal_20_Line"/>
      <text:h text:style-name="P3" text:outline-level="3"><text:soft-page-break/></text:h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>2. Zaawansowana Architektura Fizyki i Kolizji</text:h>
      <text:p text:style-name="P2">Silnik gry operuje na autorskim systemie fizyki 2D, który rezygnuje z gotowych bibliotek na rzecz czystego kodu JavaScript i matematyki wektorowej.</text:p>
      <text:list text:style-name="L2">
        <text:list-item>
          <text:p text:style-name="P6"><text:span text:style-name="T1">Model Ruchu i Grawitacji:</text:span> Zastosowano system stałej akceleracji grawitacyjnej ($g = 0.95$) oraz tarcia ($friction = 0.85$). Każda klatka animacji przelicza wektor prędkości $v_x$ i $v_y$. Tarcie sprawia, że postać nie zatrzymuje się w miejscu, lecz płynnie wyhamowuje, co nadaje ruchowi ciężaru i realizmu.</text:p>
        </text:list-item>
        <text:list-item>
          <text:p text:style-name="P6"><text:span text:style-name="T1">System Kolizji AABB (Axis-Aligned Bounding Box):</text:span> Detekcja kolizji odbywa się poprzez porównywanie krawędzi prostokątów obiektów. Kluczowym rozwiązaniem jest rozróżnienie typów podłoża:</text:p>
          <text:list>
            <text:list-item>
              <text:p text:style-name="P7"><text:span text:style-name="T2">Floor (Podłoga):</text:span><text:span text:style-name="T3"> Nieprzenikalna bariera, która resetuje </text:span><text:span text:style-name="Source_20_Text"><text:span text:style-name="T3">jumps</text:span></text:span><text:span text:style-name="T3"> do wartości 0.</text:span></text:p>
            </text:list-item>
            <text:list-item>
              <text:p text:style-name="P7"><text:span text:style-name="T2">Desk (Biurko):</text:span><text:span text:style-name="T3"> Platforma jednostronna. Logika </text:span><text:span text:style-name="Source_20_Text"><text:span text:style-name="T3">player.y + player.h &lt; p.y + p.h + player.velY</text:span></text:span><text:span text:style-name="T3"> pozwala graczowi wskakiwać na biurka od dołu, ale blokuje go podczas opadania. Dodatkowa obsługa klawisza </text:span><text:span text:style-name="Source_20_Text"><text:span text:style-name="T3">S</text:span></text:span><text:span text:style-name="T3"> pozwala „przebić się” przez tę warstwę, co dodaje głębi taktycznej podczas ucieczki przed pociskami.</text:span></text:p>
            </text:list-item>
          </text:list>
        </text:list-item>
        <text:list-item>
          <text:p text:style-name="P7"><text:span text:style-name="T2">Kamera Progresywna:</text:span><text:span text:style-name="T3"> Kamera nie jest statyczna ani sztywno przypisana do środka. Obliczanie </text:span><text:span text:style-name="Source_20_Text"><text:span text:style-name="T3">cameraX = player.x - canvas.width / 3</text:span></text:span><text:span text:style-name="T3"> sprawia, że gracz zawsze widzi więcej terenu przed sobą niż za sobą, co jest kluczowe w dynamicznych strzelankach.</text:span></text:p>
        </text:list-item>
      </text:list>
      <text:p text:style-name="Horizontal_20_Line"/>
      <text:h text:style-name="P3" text:outline-level="3"><text:soft-page-break/></text:h>
      <text:h text:style-name="P3" text:outline-level="3"/>
      <text:h text:style-name="P3" text:outline-level="3"/>
      <text:h text:style-name="P3" text:outline-level="3"/>
      <text:h text:style-name="P3" text:outline-level="3">3. Mechanika Balistyki i Systemu Walki</text:h>
      <text:p text:style-name="P2">System walki został zaprojektowany z myślą o różnorodności doświadczeń płynących z używania różnych narzędzi mordu.</text:p>
      <text:list text:style-name="L3">
        <text:list-item>
          <text:p text:style-name="P8"><text:span text:style-name="T2">Słownik Broni (Weapon Dictionary):</text:span><text:span text:style-name="T3"> Każda broń w obiekcie </text:span><text:span text:style-name="Source_20_Text"><text:span text:style-name="T3">WEAPONS</text:span></text:span><text:span text:style-name="T3"> posiada unikalną sygnaturę. Pistolet oferuje precyzję, strzelba generuje 10 niezależnych pocisków z dużym rozrzutem (</text:span><text:span text:style-name="Source_20_Text"><text:span text:style-name="T3">spread</text:span></text:span><text:span text:style-name="T3">), a karabin (Rifle) stawia na dużą szybkostrzelność kosztem celności.</text:span></text:p>
        </text:list-item>
        <text:list-item>
          <text:p text:style-name="P8"><text:span text:style-name="T2">Matematyka Rozrzutu i Balistyki:</text:span><text:span text:style-name="T3"> Podczas strzału gra oblicza kąt między graczem a kursorem myszy za pomocą funkcji </text:span><text:span text:style-name="Source_20_Text"><text:span text:style-name="T3">Math.atan2</text:span></text:span><text:span text:style-name="T3">. W przypadku broni o dużym rozrzucie, do końcowego kąta dodawana jest wartość losowa:</text:span></text:p>
          <text:p text:style-name="P8"><text:span text:style-name="Source_20_Text"><text:span text:style-name="T3">const spread = (Math.random() - 0.5) * currentWeapon.spread;</text:span></text:span></text:p>
          <text:p text:style-name="P9">Zapewnia to organiczne zachowanie pocisków, które nie lecą idealnie w jeden punkt.</text:p>
        </text:list-item>
        <text:list-item>
          <text:p text:style-name="P8"><text:span text:style-name="T2">System Eksplozji (AOE):</text:span><text:span text:style-name="T3"> Wprowadzenie granatnika zmieniło paradygmat walki z punktowej na obszarową. Eksplozje posiadają własny cykl życia (</text:span><text:span text:style-name="Source_20_Text"><text:span text:style-name="T3">timer</text:span></text:span><text:span text:style-name="T3">). Obrażenia są zadawane tylko w pierwszej klatce wybuchu, co zapobiega błędnemu naliczaniu obrażeń (tzw. „damage stacking”) przy każdej klatce animacji płomieni.</text:span></text:p>
        </text:list-item>
      </text:list>
      <text:p text:style-name="Horizontal_20_Line"/>
      <text:h text:style-name="P3" text:outline-level="3">4. Proceduralne Generowanie Świata i AI</text:h>
      <text:p text:style-name="P10"><text:span text:style-name="T3">Gra nie posiada predefiniowanych poziomów. Każda rozgrywka jest unikalna dzięki algorytmowi </text:span><text:span text:style-name="Source_20_Text"><text:span text:style-name="T3">generateWorld</text:span></text:span><text:span text:style-name="T3">.</text:span></text:p>
      <text:list text:style-name="L4">
        <text:list-item>
          <text:p text:style-name="P11"><text:span text:style-name="T2">Generowanie „Just-In-Time”:</text:span><text:span text:style-name="T3"> Nowe segmenty poziomu są tworzone, gdy gracz zbliży się do krawędzi wygenerowanego świata (</text:span><text:span text:style-name="Source_20_Text"><text:span text:style-name="T3">lastGeneratedX &lt; player.x + 3000</text:span></text:span><text:span text:style-name="T3">). Zapobiega to obciążeniu pamięci przez obiekty, których gracz jeszcze nie widzi.</text:span></text:p>
        </text:list-item>
        <text:list-item>
          <text:p text:style-name="P11"><text:span text:style-name="T2">Ewolucyjne AI:</text:span><text:span text:style-name="T3"> Przeciwnicy nie tylko patrolują teren, ale reagują na odległość gracza. Każdy typ wroga ma zdefiniowany parametr </text:span><text:span text:style-name="Source_20_Text"><text:span text:style-name="T3">burst</text:span></text:span><text:span text:style-name="T3"> (liczba strzałów w serii) oraz </text:span><text:span text:style-name="Source_20_Text"><text:span text:style-name="T3">cooldown</text:span></text:span><text:span text:style-name="T3">.</text:span></text:p>
          <text:list>
            <text:list-item>
              <text:p text:style-name="P12"><text:span text:style-name="T1">Lekkie jednostki:</text:span> Strzelają pojedynczo, łatwe do wymanewrowania.</text:p>
            </text:list-item>
            <text:list-item>
              <text:p text:style-name="P12"><text:span text:style-name="T1">Jednostki Juggernaut:</text:span> Posiadają zmodyfikowany model renderowania (skalowanie szerokości i wysokości) oraz ogromną pulę HP. Ich obecność na późnych etapach gry wymusza na graczu posiadanie broni o wysokim DPS (Damage Per Second).</text:p>
            </text:list-item>
          </text:list>
        </text:list-item>
      </text:list>
      <text:p text:style-name="Horizontal_20_Line"/>
      <text:h text:style-name="P3" text:outline-level="3"><text:soft-page-break/>5. Ekonomia i Sklep (Black Market)</text:h>
      <text:p text:style-name="P2">System ekonomiczny pełni rolę mechanizmu „risk vs reward”.</text:p>
      <text:list text:style-name="L5">
        <text:list-item>
          <text:p text:style-name="P13"><text:span text:style-name="T2">Fizyka Łupu:</text:span><text:span text:style-name="T3"> Monety po śmierci wroga nie pojawiają się statycznie. Posiadają własny wektor startowy </text:span><text:span text:style-name="Source_20_Text"><text:span text:style-name="T3">vx</text:span></text:span><text:span text:style-name="T3"> i </text:span><text:span text:style-name="Source_20_Text"><text:span text:style-name="T3">vy</text:span></text:span><text:span text:style-name="T3">, co sprawia, że rozlatują się na boki i odbijają od platform. Gracz musi często ryzykować wystawienie się na ogień, aby zebrać fundusze przed ich zniknięciem lub zablokowaniem.</text:span></text:p>
        </text:list-item>
        <text:list-item>
          <text:p text:style-name="P14"><text:span text:style-name="T1">Struktura Handlu:</text:span> Sklepy pojawiają się w regularnych interwałach (co 10,000 jednostek dystansu). Każdy sklep oferuje:</text:p>
          <text:list>
            <text:list-item>
              <text:p text:style-name="P14"><text:span text:style-name="T1">Naprawę (Health):</text:span> Stały koszt, odnawia część HP.</text:p>
            </text:list-item>
            <text:list-item>
              <text:p text:style-name="P14"><text:span text:style-name="T1">Ulepszenie Pancerza (Max HP):</text:span> Zwiększa limit zdrowia, co jest niezbędne, by przetrwać trafienie z granatnika wrogiego Grenadiera.</text:p>
            </text:list-item>
            <text:list-item>
              <text:p text:style-name="P14"><text:span text:style-name="T1">Nową Broń:</text:span> Losowo wybrany model, który całkowicie zmienia styl gry.</text:p>
            </text:list-item>
          </text:list>
        </text:list-item>
      </text:list>
      <text:p text:style-name="Horizontal_20_Line"/>
      <text:h text:style-name="P3" text:outline-level="3">6. System Debugowania i Secret Room</text:h>
      <text:p text:style-name="P10"><text:span text:style-name="T3">W kodzie zaszyto potężne narzędzie deweloperskie pod klawiszem </text:span><text:span text:style-name="Source_20_Text"><text:span text:style-name="T3">\</text:span></text:span><text:span text:style-name="T3">. Przenosi ono gracza do odizolowanej strefy testowej (Secret Room).</text:span></text:p>
      <text:list text:style-name="L6">
        <text:list-item>
          <text:p text:style-name="P15"><text:span text:style-name="T1">Spawners:</text:span> Specjalne interaktywne obiekty pozwalające na natychmiastowe przywołanie dowolnego typu przeciwnika (nawet Juggernauta) w celu przetestowania balansu obrażeń.</text:p>
        </text:list-item>
        <text:list-item>
          <text:p text:style-name="P15"><text:span text:style-name="T1">Weapon Pickups:</text:span> Możliwość darmowego przełączania się między wszystkimi typami broni bez konieczności zbierania monet.</text:p>
        </text:list-item>
        <text:list-item>
          <text:p text:style-name="P16"><text:span text:style-name="T2">Izolacja Świata:</text:span><text:span text:style-name="T3"> Strefa ta korzysta z osobnej tablicy platform </text:span><text:span text:style-name="Source_20_Text"><text:span text:style-name="T3">secretPlatforms</text:span></text:span><text:span text:style-name="T3">, co udowadnia elastyczność silnika kolizji, który może przełączać się między różnymi zestawami danych środowiskowych w czasie rzeczywistym.</text:span></text:p>
        </text:list-item>
      </text:list>
      <text:p text:style-name="Horizontal_20_Line"/>
      <text:h text:style-name="P3" text:outline-level="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" text:outline-level="3"><text:soft-page-break/>7. Specyfikacja Techniczna Jednostek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P18"><text:span text:style-name="Strong_20_Emphasis"><text:span text:style-name="T3">Klasa</text:span></text:span></text:p>
            </table:table-cell>
            <table:table-cell table:style-name="Tabela1.A1" office:value-type="string">
              <text:p text:style-name="P18"><text:span text:style-name="Strong_20_Emphasis"><text:span text:style-name="T3">Punkty Życia (HP)</text:span></text:span></text:p>
            </table:table-cell>
            <table:table-cell table:style-name="Tabela1.A1" office:value-type="string">
              <text:p text:style-name="P18"><text:span text:style-name="Strong_20_Emphasis"><text:span text:style-name="T3">Typ Ataku</text:span></text:span></text:p>
            </table:table-cell>
            <table:table-cell table:style-name="Tabela1.A1" office:value-type="string">
              <text:p text:style-name="P18"><text:span text:style-name="Strong_20_Emphasis"><text:span text:style-name="T3">Nagroda ($)</text:span></text:span></text:p>
            </table:table-cell>
            <table:table-cell table:style-name="Tabela1.A1" office:value-type="string">
              <text:p text:style-name="P18"><text:span text:style-name="Strong_20_Emphasis"><text:span text:style-name="T3">Charakterystyka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19">Pistol Guard</text:p>
          </table:table-cell>
          <table:table-cell table:style-name="Tabela1.A1" office:value-type="string">
            <text:p text:style-name="P20">100</text:p>
          </table:table-cell>
          <table:table-cell table:style-name="Tabela1.A1" office:value-type="string">
            <text:p text:style-name="P20">Pojedynczy</text:p>
          </table:table-cell>
          <table:table-cell table:style-name="Tabela1.A1" office:value-type="string">
            <text:p text:style-name="P20">30</text:p>
          </table:table-cell>
          <table:table-cell table:style-name="Tabela1.A1" office:value-type="string">
            <text:p text:style-name="P20">Podstawowy wróg, niska celność.</text:p>
          </table:table-cell>
        </table:table-row>
        <table:table-row>
          <table:table-cell table:style-name="Tabela1.A1" office:value-type="string">
            <text:p text:style-name="P19">Elite Rifleman</text:p>
          </table:table-cell>
          <table:table-cell table:style-name="Tabela1.A1" office:value-type="string">
            <text:p text:style-name="P20">80</text:p>
          </table:table-cell>
          <table:table-cell table:style-name="Tabela1.A1" office:value-type="string">
            <text:p text:style-name="P20">Serie po 6</text:p>
          </table:table-cell>
          <table:table-cell table:style-name="Tabela1.A1" office:value-type="string">
            <text:p text:style-name="P20">70</text:p>
          </table:table-cell>
          <table:table-cell table:style-name="Tabela1.A1" office:value-type="string">
            <text:p text:style-name="P20">Szybki, niski profil HP, groźny w grupach.</text:p>
          </table:table-cell>
        </table:table-row>
        <table:table-row>
          <table:table-cell table:style-name="Tabela1.A1" office:value-type="string">
            <text:p text:style-name="P19">Grenadier</text:p>
          </table:table-cell>
          <table:table-cell table:style-name="Tabela1.A1" office:value-type="string">
            <text:p text:style-name="P20">250</text:p>
          </table:table-cell>
          <table:table-cell table:style-name="Tabela1.A1" office:value-type="string">
            <text:p text:style-name="P20">Granat AOE</text:p>
          </table:table-cell>
          <table:table-cell table:style-name="Tabela1.A1" office:value-type="string">
            <text:p text:style-name="P20">70</text:p>
          </table:table-cell>
          <table:table-cell table:style-name="Tabela1.A1" office:value-type="string">
            <text:p text:style-name="P20">Powolny, ale potrafi zabić jednym trafieniem.</text:p>
          </table:table-cell>
        </table:table-row>
        <table:table-row>
          <table:table-cell table:style-name="Tabela1.A1" office:value-type="string">
            <text:p text:style-name="P19">Juggernaut</text:p>
          </table:table-cell>
          <table:table-cell table:style-name="Tabela1.A1" office:value-type="string">
            <text:p text:style-name="P20">500</text:p>
          </table:table-cell>
          <table:table-cell table:style-name="Tabela1.A1" office:value-type="string">
            <text:p text:style-name="P20">Ciężki karabin</text:p>
          </table:table-cell>
          <table:table-cell table:style-name="Tabela1.A1" office:value-type="string">
            <text:p text:style-name="P20">200</text:p>
          </table:table-cell>
          <table:table-cell table:style-name="Tabela1.A1" office:value-type="string">
            <text:p text:style-name="P20">Opancerzony gigant, wysoka szybkostrzelność.</text:p>
          </table:table-cell>
        </table:table-row>
        <table:table-row>
          <table:table-cell table:style-name="Tabela1.A1" office:value-type="string">
            <text:p text:style-name="P19">Juggernaut-S</text:p>
          </table:table-cell>
          <table:table-cell table:style-name="Tabela1.A1" office:value-type="string">
            <text:p text:style-name="P20">500</text:p>
          </table:table-cell>
          <table:table-cell table:style-name="Tabela1.A1" office:value-type="string">
            <text:p text:style-name="P20">Salwa Shotguna</text:p>
          </table:table-cell>
          <table:table-cell table:style-name="Tabela1.A1" office:value-type="string">
            <text:p text:style-name="P20">200</text:p>
          </table:table-cell>
          <table:table-cell table:style-name="Tabela1.A1" office:value-type="string">
            <text:p text:style-name="P20">Ekstremalnie niebezpieczny na bliskim dystansi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2:07:52.244675800</meta:creation-date>
    <dc:date>2026-04-28T12:10:04.178960600</dc:date>
    <meta:editing-duration>PT2M13S</meta:editing-duration>
    <meta:editing-cycles>1</meta:editing-cycles>
    <meta:document-statistic meta:table-count="1" meta:image-count="0" meta:object-count="0" meta:page-count="5" meta:paragraph-count="72" meta:word-count="882" meta:character-count="6389" meta:non-whitespace-character-count="5605"/>
    <meta:generator>LibreOffice/25.8.5.2$Windows_X86_64 LibreOffice_project/9c8b85f387cc00a89945a79c9e6239f32e450ac2</meta:generator>
  </office:meta>
</office:document-meta>
</file>